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HandlerFactory.MockHandl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ockHandlerFactory.createMockHandler( MockCreationSettings &lt; T &gt; 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